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text-properties fo:font-size="10pt" officeooo:paragraph-rsid="00359599" style:font-size-asian="10pt" style:font-size-complex="10pt"/>
    </style:style>
    <style:style style:name="P2" style:family="paragraph" style:parent-style-name="Standard">
      <style:paragraph-properties fo:line-height="115%" style:writing-mode="lr-tb"/>
      <style:text-properties fo:font-size="10pt" officeooo:rsid="0024103f" officeooo:paragraph-rsid="0024103f" style:font-size-asian="10pt" style:font-size-complex="10pt"/>
    </style:style>
    <style:style style:name="P3" style:family="paragraph" style:parent-style-name="Standard">
      <style:paragraph-properties fo:line-height="115%" style:writing-mode="lr-tb"/>
      <style:text-properties fo:font-size="10pt" officeooo:rsid="0032dab7" officeooo:paragraph-rsid="0032dab7" style:font-size-asian="10pt" style:font-size-complex="10pt"/>
    </style:style>
    <style:style style:name="P4" style:family="paragraph" style:parent-style-name="Standard">
      <style:paragraph-properties fo:line-height="115%" style:writing-mode="lr-tb"/>
      <style:text-properties fo:font-size="10pt" fo:font-weight="bold" officeooo:rsid="00324308" officeooo:paragraph-rsid="00324308" style:font-size-asian="10pt" style:font-weight-asian="bold" style:font-size-complex="10pt" style:font-weight-complex="bold"/>
    </style:style>
    <style:style style:name="P5" style:family="paragraph" style:parent-style-name="Standard">
      <style:paragraph-properties fo:line-height="115%" style:writing-mode="lr-tb"/>
      <style:text-properties fo:font-size="10pt" fo:font-weight="bold" officeooo:rsid="0046d713" officeooo:paragraph-rsid="0046d713" style:font-size-asian="10pt" style:font-weight-asian="bold" style:font-size-complex="10pt" style:font-weight-complex="bold"/>
    </style:style>
    <style:style style:name="P6" style:family="paragraph" style:parent-style-name="Standard">
      <style:paragraph-properties fo:line-height="115%" style:writing-mode="lr-tb"/>
      <style:text-properties fo:font-size="10pt" fo:font-weight="normal" officeooo:rsid="0046d713" officeooo:paragraph-rsid="0046d713" style:font-size-asian="10pt" style:font-weight-asian="normal" style:font-size-complex="10pt" style:font-weight-complex="normal"/>
    </style:style>
    <style:style style:name="P7" style:family="paragraph" style:parent-style-name="Standard">
      <style:paragraph-properties fo:line-height="115%" fo:text-align="justify" style:justify-single-word="false" style:writing-mode="lr-tb"/>
      <style:text-properties fo:font-size="10pt" fo:font-weight="normal" officeooo:rsid="00475e59" officeooo:paragraph-rsid="00475e59" style:font-size-asian="10pt" style:font-weight-asian="normal" style:font-size-complex="10pt" style:font-weight-complex="normal"/>
    </style:style>
    <style:style style:name="P8" style:family="paragraph" style:parent-style-name="Standard">
      <style:paragraph-properties fo:line-height="115%" fo:text-align="justify" style:justify-single-word="false" style:writing-mode="lr-tb"/>
      <style:text-properties fo:font-size="10pt" fo:font-weight="normal" officeooo:rsid="0056da48" officeooo:paragraph-rsid="0056da48" style:font-size-asian="10pt" style:font-weight-asian="normal" style:font-size-complex="10pt" style:font-weight-complex="normal"/>
    </style:style>
    <style:style style:name="P9" style:family="paragraph" style:parent-style-name="Standard">
      <style:paragraph-properties fo:line-height="115%" fo:text-align="justify" style:justify-single-word="false" style:writing-mode="lr-tb"/>
      <style:text-properties fo:font-size="10pt" fo:font-weight="normal" officeooo:rsid="005a9caa" officeooo:paragraph-rsid="005a9caa" style:font-size-asian="10pt" style:font-weight-asian="normal" style:font-size-complex="10pt" style:font-weight-complex="normal"/>
    </style:style>
    <style:style style:name="P10" style:family="paragraph" style:parent-style-name="Standard">
      <style:paragraph-properties fo:line-height="115%" fo:text-align="justify" style:justify-single-word="false" style:writing-mode="lr-tb"/>
      <style:text-properties fo:font-size="10pt" fo:font-weight="normal" officeooo:rsid="005accd1" officeooo:paragraph-rsid="005accd1" style:font-size-asian="10pt" style:font-weight-asian="normal" style:font-size-complex="10pt" style:font-weight-complex="normal"/>
    </style:style>
    <style:style style:name="P11" style:family="paragraph" style:parent-style-name="Standard">
      <style:paragraph-properties fo:line-height="115%" fo:text-align="justify" style:justify-single-word="false" style:writing-mode="lr-tb"/>
      <style:text-properties fo:font-size="10pt" style:text-underline-style="none" fo:font-weight="normal" officeooo:rsid="006093ee" officeooo:paragraph-rsid="006093ee" style:font-size-asian="10pt" style:font-weight-asian="normal" style:font-size-complex="10pt" style:font-weight-complex="normal"/>
    </style:style>
    <style:style style:name="P12" style:family="paragraph" style:parent-style-name="Standard">
      <style:paragraph-properties fo:line-height="115%" fo:text-align="justify" style:justify-single-word="false" style:writing-mode="lr-tb"/>
      <style:text-properties fo:font-size="10pt" style:text-underline-style="none" fo:font-weight="normal" officeooo:rsid="00692fc7" officeooo:paragraph-rsid="00692fc7" style:font-size-asian="10pt" style:font-weight-asian="normal" style:font-size-complex="10pt" style:font-weight-complex="normal"/>
    </style:style>
    <style:style style:name="P13" style:family="paragraph" style:parent-style-name="Standard">
      <style:paragraph-properties fo:line-height="115%" fo:text-align="justify" style:justify-single-word="false" style:writing-mode="lr-tb"/>
      <style:text-properties fo:font-size="10pt" style:text-underline-style="none" fo:font-weight="normal" officeooo:rsid="006bdd0b" officeooo:paragraph-rsid="006bdd0b" style:font-size-asian="10pt" style:font-weight-asian="normal" style:font-size-complex="10pt" style:font-weight-complex="normal"/>
    </style:style>
    <style:style style:name="P14" style:family="paragraph" style:parent-style-name="Standard">
      <style:paragraph-properties fo:line-height="115%" fo:text-align="justify" style:justify-single-word="false" style:writing-mode="lr-tb"/>
      <style:text-properties fo:font-size="10pt" style:text-underline-style="none" fo:font-weight="normal" officeooo:rsid="006f129e" officeooo:paragraph-rsid="006f129e" style:font-size-asian="10pt" style:font-weight-asian="normal" style:font-size-complex="10pt" style:font-weight-complex="normal"/>
    </style:style>
    <style:style style:name="P15" style:family="paragraph" style:parent-style-name="Standard">
      <style:paragraph-properties fo:line-height="115%" fo:text-align="justify" style:justify-single-word="false" style:writing-mode="lr-tb"/>
      <style:text-properties fo:font-size="10pt" style:text-underline-style="none" fo:font-weight="normal" officeooo:rsid="0073950c" officeooo:paragraph-rsid="0073950c" style:font-size-asian="10pt" style:font-weight-asian="normal" style:font-size-complex="10pt" style:font-weight-complex="normal"/>
    </style:style>
    <style:style style:name="P16" style:family="paragraph" style:parent-style-name="Standard">
      <style:paragraph-properties fo:line-height="115%" fo:text-align="justify" style:justify-single-word="false" style:writing-mode="lr-tb"/>
      <style:text-properties fo:font-size="10pt" style:text-underline-style="none" fo:font-weight="normal" officeooo:rsid="007405de" officeooo:paragraph-rsid="0075e511" style:font-size-asian="10pt" style:font-weight-asian="normal" style:font-size-complex="10pt" style:font-weight-complex="normal"/>
    </style:style>
    <style:style style:name="P17" style:family="paragraph" style:parent-style-name="Standard">
      <style:paragraph-properties fo:line-height="115%" fo:text-align="justify" style:justify-single-word="false" style:writing-mode="lr-tb"/>
      <style:text-properties fo:font-size="10pt" style:text-underline-style="none" fo:font-weight="normal" officeooo:rsid="0078e86d" officeooo:paragraph-rsid="0078e86d" style:font-size-asian="10pt" style:font-weight-asian="normal" style:font-size-complex="10pt" style:font-weight-complex="normal"/>
    </style:style>
    <style:style style:name="P18" style:family="paragraph" style:parent-style-name="Standard">
      <style:paragraph-properties fo:line-height="115%" fo:text-align="justify" style:justify-single-word="false" style:writing-mode="lr-tb"/>
      <style:text-properties fo:font-size="10pt" style:text-underline-style="none" fo:font-weight="normal" officeooo:rsid="007c2fc6" officeooo:paragraph-rsid="007c2fc6" style:font-size-asian="10pt" style:font-weight-asian="normal" style:font-size-complex="10pt" style:font-weight-complex="normal"/>
    </style:style>
    <style:style style:name="P19" style:family="paragraph" style:parent-style-name="Standard">
      <style:paragraph-properties fo:line-height="115%" fo:text-align="justify" style:justify-single-word="false" style:writing-mode="lr-tb"/>
      <style:text-properties fo:font-size="10pt" style:text-underline-style="none" fo:font-weight="normal" officeooo:rsid="007ff427" officeooo:paragraph-rsid="007ff427" style:font-size-asian="10pt" style:font-weight-asian="normal" style:font-size-complex="10pt" style:font-weight-complex="normal"/>
    </style:style>
    <style:style style:name="P20" style:family="paragraph" style:parent-style-name="Standard">
      <style:paragraph-properties fo:line-height="115%" fo:text-align="justify" style:justify-single-word="false" style:writing-mode="lr-tb"/>
      <style:text-properties fo:font-size="10pt" style:text-underline-style="none" fo:font-weight="normal" officeooo:rsid="0081b936" officeooo:paragraph-rsid="0081b936" style:font-size-asian="10pt" style:font-weight-asian="normal" style:font-size-complex="10pt" style:font-weight-complex="normal"/>
    </style:style>
    <style:style style:name="P21" style:family="paragraph" style:parent-style-name="Standard">
      <style:paragraph-properties fo:line-height="115%" fo:text-align="justify" style:justify-single-word="false" style:writing-mode="lr-tb"/>
      <style:text-properties fo:font-size="10pt" style:text-underline-style="none" fo:font-weight="bold" officeooo:rsid="00692fc7" officeooo:paragraph-rsid="00692fc7" style:font-size-asian="10pt" style:font-weight-asian="bold" style:font-size-complex="10pt" style:font-weight-complex="bold"/>
    </style:style>
    <style:style style:name="P22" style:family="paragraph" style:parent-style-name="Standard">
      <style:paragraph-properties fo:line-height="115%" fo:text-align="justify" style:justify-single-word="false" style:writing-mode="lr-tb"/>
      <style:text-properties fo:font-size="10pt" style:text-underline-style="none" fo:font-weight="bold" officeooo:rsid="007feb40" officeooo:paragraph-rsid="007feb40" style:font-size-asian="10pt" style:font-weight-asian="bold" style:font-size-complex="10pt" style:font-weight-complex="bold"/>
    </style:style>
    <style:style style:name="P23" style:family="paragraph" style:parent-style-name="Standard">
      <style:paragraph-properties fo:line-height="115%" fo:text-align="justify" style:justify-single-word="false" style:writing-mode="lr-tb"/>
      <style:text-properties fo:font-size="10pt" fo:font-style="italic" style:text-underline-style="none" fo:font-weight="normal" officeooo:rsid="006b9dcf" officeooo:paragraph-rsid="006f129e" style:font-size-asian="10pt" style:font-style-asian="italic" style:font-weight-asian="normal" style:font-size-complex="10pt" style:font-style-complex="italic" style:font-weight-complex="normal"/>
    </style:style>
    <style:style style:name="P24" style:family="paragraph" style:parent-style-name="Standard">
      <style:paragraph-properties fo:line-height="115%" fo:text-align="justify" style:justify-single-word="false" style:writing-mode="lr-tb"/>
      <style:text-properties fo:font-size="10pt" fo:font-style="italic" style:text-underline-style="none" fo:font-weight="normal" officeooo:rsid="006bdd0b" officeooo:paragraph-rsid="006bdd0b" style:font-size-asian="10pt" style:font-style-asian="italic" style:font-weight-asian="normal" style:font-size-complex="10pt" style:font-style-complex="italic" style:font-weight-complex="normal"/>
    </style:style>
    <style:style style:name="P25" style:family="paragraph" style:parent-style-name="Standard">
      <style:paragraph-properties fo:line-height="115%" fo:text-align="justify" style:justify-single-word="false" style:writing-mode="lr-tb"/>
      <style:text-properties fo:font-size="10pt" fo:font-style="italic" style:text-underline-style="none" fo:font-weight="normal" officeooo:rsid="006db86e" officeooo:paragraph-rsid="006db86e"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15%" fo:text-align="justify" style:justify-single-word="false" style:writing-mode="lr-tb"/>
      <style:text-properties fo:font-size="10pt" fo:font-style="italic" style:text-underline-style="none" fo:font-weight="normal" officeooo:rsid="006abce3" officeooo:paragraph-rsid="006abce3"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115%" fo:text-align="justify" style:justify-single-word="false" style:writing-mode="lr-tb"/>
      <style:text-properties fo:font-size="10pt" fo:font-style="normal" style:text-underline-style="none" fo:font-weight="normal" officeooo:rsid="007825c4" officeooo:paragraph-rsid="007825c4" style:font-size-asian="10pt" style:font-style-asian="normal" style:font-weight-asian="normal" style:font-size-complex="10pt" style:font-style-complex="normal" style:font-weight-complex="normal"/>
    </style:style>
    <style:style style:name="P28" style:family="paragraph" style:parent-style-name="Standard">
      <style:paragraph-properties fo:line-height="115%" fo:text-align="justify" style:justify-single-word="false" style:writing-mode="lr-tb"/>
      <style:text-properties fo:font-size="10pt" fo:font-style="normal" style:text-underline-style="none" fo:font-weight="normal" officeooo:rsid="006b9dcf" officeooo:paragraph-rsid="006f129e" style:font-size-asian="10pt" style:font-style-asian="normal" style:font-weight-asian="normal" style:font-size-complex="10pt" style:font-style-complex="normal" style:font-weight-complex="normal"/>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ize="10pt" officeooo:rsid="0035fe54" officeooo:paragraph-rsid="0035fe54" style:font-size-asian="10pt" style:font-size-complex="10pt"/>
    </style:style>
    <style:style style:name="P31" style:family="paragraph" style:parent-style-name="Table_20_Contents">
      <style:text-properties fo:font-size="10pt" officeooo:rsid="00259de8" officeooo:paragraph-rsid="00259de8" style:font-size-asian="10pt" style:font-size-complex="10pt"/>
    </style:style>
    <style:style style:name="P32" style:family="paragraph" style:parent-style-name="Table_20_Contents">
      <style:text-properties fo:font-size="10pt" officeooo:rsid="0035fe90" officeooo:paragraph-rsid="0035fe90" style:font-size-asian="10pt" style:font-size-complex="10pt"/>
    </style:style>
    <style:style style:name="P33" style:family="paragraph" style:parent-style-name="Table_20_Contents">
      <style:text-properties fo:font-size="10pt" officeooo:rsid="003692da" officeooo:paragraph-rsid="003692da" style:font-size-asian="10pt" style:font-size-complex="10pt"/>
    </style:style>
    <style:style style:name="P34" style:family="paragraph" style:parent-style-name="Table_20_Contents">
      <style:text-properties fo:font-size="10pt" officeooo:rsid="003764b6" officeooo:paragraph-rsid="003764b6" style:font-size-asian="10pt" style:font-size-complex="10pt"/>
    </style:style>
    <style:style style:name="P35" style:family="paragraph" style:parent-style-name="Table_20_Contents">
      <style:text-properties fo:font-size="10pt" officeooo:rsid="00392a76" officeooo:paragraph-rsid="00392a76" style:font-size-asian="10pt" style:font-size-complex="10pt"/>
    </style:style>
    <style:style style:name="P36" style:family="paragraph" style:parent-style-name="Table_20_Contents">
      <style:text-properties fo:font-size="10pt" officeooo:rsid="003f372b" officeooo:paragraph-rsid="003f372b" style:font-size-asian="10pt" style:font-size-complex="10pt"/>
    </style:style>
    <style:style style:name="P37" style:family="paragraph" style:parent-style-name="Table_20_Contents">
      <style:text-properties fo:font-size="10pt" officeooo:rsid="00406248" officeooo:paragraph-rsid="00406248" style:font-size-asian="10pt" style:font-size-complex="10pt"/>
    </style:style>
    <style:style style:name="P38" style:family="paragraph" style:parent-style-name="Table_20_Contents">
      <style:text-properties fo:font-size="10pt" officeooo:rsid="0041af82" officeooo:paragraph-rsid="0041af82" style:font-size-asian="10pt" style:font-size-complex="10pt"/>
    </style:style>
    <style:style style:name="P39" style:family="paragraph" style:parent-style-name="Table_20_Contents">
      <style:text-properties fo:font-size="10pt" officeooo:rsid="00427e7f" officeooo:paragraph-rsid="00427e7f" style:font-size-asian="10pt" style:font-size-complex="10pt"/>
    </style:style>
    <style:style style:name="P40" style:family="paragraph" style:parent-style-name="Table_20_Contents">
      <style:text-properties fo:font-size="10pt" officeooo:rsid="0042e9d4" officeooo:paragraph-rsid="0042e9d4" style:font-size-asian="10pt" style:font-size-complex="10pt"/>
    </style:style>
    <style:style style:name="P41" style:family="paragraph" style:parent-style-name="Table_20_Contents">
      <style:text-properties fo:font-size="10pt" officeooo:rsid="004448bb" officeooo:paragraph-rsid="004448bb" style:font-size-asian="10pt" style:font-size-complex="10pt"/>
    </style:style>
    <style:style style:name="P42" style:family="paragraph" style:parent-style-name="Table_20_Contents">
      <style:text-properties fo:font-size="10pt" officeooo:rsid="00464460" officeooo:paragraph-rsid="00464460" style:font-size-asian="10pt" style:font-size-complex="10pt"/>
    </style:style>
    <style:style style:name="P43" style:family="paragraph" style:parent-style-name="Table_20_Contents">
      <style:text-properties fo:font-size="10pt" officeooo:rsid="0046d713" officeooo:paragraph-rsid="0046d713" style:font-size-asian="10pt" style:font-size-complex="10pt"/>
    </style:style>
    <style:style style:name="P44" style:family="paragraph" style:parent-style-name="Table_20_Contents">
      <style:text-properties fo:color="#0000ff" fo:font-size="10pt" fo:font-weight="bold" officeooo:rsid="003a9268" officeooo:paragraph-rsid="003a9268" style:font-size-asian="10pt" style:font-weight-asian="bold" style:font-size-complex="10pt" style:font-weight-complex="bold"/>
    </style:style>
    <style:style style:name="P45" style:family="paragraph" style:parent-style-name="Table_20_Contents">
      <style:text-properties fo:color="#0000ff" fo:font-size="10pt" fo:font-weight="bold" officeooo:rsid="0035fe54" officeooo:paragraph-rsid="0035fe54" style:font-size-asian="10pt" style:font-weight-asian="bold" style:font-size-complex="10pt" style:font-weight-complex="bold"/>
    </style:style>
    <style:style style:name="P46" style:family="paragraph" style:parent-style-name="Table_20_Contents">
      <style:text-properties style:use-window-font-color="true" fo:font-size="10pt" fo:font-weight="bold" officeooo:rsid="003b560a" officeooo:paragraph-rsid="003b560a" style:font-size-asian="10pt" style:font-weight-asian="bold" style:font-size-complex="10pt" style:font-weight-complex="bold"/>
    </style:style>
    <style:style style:name="P47" style:family="paragraph" style:parent-style-name="Table_20_Contents">
      <style:text-properties style:use-window-font-color="true" fo:font-size="10pt" fo:font-weight="bold" officeooo:rsid="003c97e1" officeooo:paragraph-rsid="003c97e1" style:font-size-asian="10pt" style:font-weight-asian="bold" style:font-size-complex="10pt" style:font-weight-complex="bold"/>
    </style:style>
    <style:style style:name="P48" style:family="paragraph" style:parent-style-name="Table_20_Contents">
      <style:text-properties style:use-window-font-color="true" fo:font-size="10pt" fo:font-weight="bold" officeooo:rsid="003eca96" officeooo:paragraph-rsid="003eca96" style:font-size-asian="10pt" style:font-weight-asian="bold" style:font-size-complex="10pt" style:font-weight-complex="bold"/>
    </style:style>
    <style:style style:name="P49" style:family="paragraph" style:parent-style-name="Table_20_Contents">
      <style:text-properties style:use-window-font-color="true" fo:font-size="10pt" fo:font-weight="normal" officeooo:rsid="003b560a" officeooo:paragraph-rsid="003b560a" style:font-size-asian="10pt" style:font-weight-asian="normal" style:font-size-complex="10pt" style:font-weight-complex="normal"/>
    </style:style>
    <style:style style:name="P50" style:family="paragraph" style:parent-style-name="Table_20_Contents">
      <style:text-properties style:use-window-font-color="true" fo:font-size="10pt" fo:font-weight="normal" officeooo:rsid="003c97e1" officeooo:paragraph-rsid="003c97e1" style:font-size-asian="10pt" style:font-weight-asian="normal" style:font-size-complex="10pt" style:font-weight-complex="normal"/>
    </style:style>
    <style:style style:name="P51" style:family="paragraph" style:parent-style-name="Table_20_Contents">
      <style:text-properties style:use-window-font-color="true" fo:font-size="10pt" fo:font-weight="normal" officeooo:rsid="003eca96" officeooo:paragraph-rsid="003eca96" style:font-size-asian="10pt" style:font-weight-asian="normal" style:font-size-complex="10pt" style:font-weight-complex="normal"/>
    </style:style>
    <style:style style:name="P52" style:family="paragraph" style:parent-style-name="Standard" style:master-page-name="Standard">
      <style:paragraph-properties fo:line-height="115%" fo:text-align="end" style:justify-single-word="false" style:page-number="auto" fo:break-before="auto" fo:break-after="auto" style:writing-mode="lr-tb"/>
    </style:style>
    <style:style style:name="P53" style:family="paragraph" style:parent-style-name="Standard" style:list-style-name="L1">
      <style:paragraph-properties fo:line-height="115%" style:writing-mode="lr-tb"/>
      <style:text-properties fo:font-size="10pt" officeooo:rsid="00359599" officeooo:paragraph-rsid="00359599" style:font-size-asian="10pt" style:font-size-complex="10pt"/>
    </style:style>
    <style:style style:name="P54" style:family="paragraph" style:parent-style-name="Standard" style:list-style-name="L3">
      <style:paragraph-properties fo:line-height="115%" style:writing-mode="lr-tb"/>
      <style:text-properties fo:font-size="10pt" officeooo:rsid="0032dab7" officeooo:paragraph-rsid="0032dab7" style:font-size-asian="10pt" style:font-size-complex="10pt"/>
    </style:style>
    <style:style style:name="P55" style:family="paragraph" style:parent-style-name="Standard">
      <style:paragraph-properties fo:line-height="115%" style:writing-mode="lr-tb"/>
      <style:text-properties fo:font-size="10pt" officeooo:rsid="00342024" officeooo:paragraph-rsid="0024103f" style:font-size-asian="10pt" style:font-size-complex="10pt"/>
    </style:style>
    <style:style style:name="P56" style:family="paragraph" style:parent-style-name="Standard">
      <style:paragraph-properties fo:line-height="115%" style:writing-mode="lr-tb"/>
      <style:text-properties fo:font-size="10pt" officeooo:rsid="008417bf" officeooo:paragraph-rsid="008417bf" style:font-size-asian="10pt" style:font-size-complex="10pt"/>
    </style:style>
    <style:style style:name="P57" style:family="paragraph" style:parent-style-name="Standard">
      <style:paragraph-properties fo:line-height="115%" fo:text-align="justify" style:justify-single-word="false" style:writing-mode="lr-tb"/>
      <style:text-properties fo:font-size="10pt" officeooo:rsid="008417bf" officeooo:paragraph-rsid="008417bf" style:font-size-asian="10pt" style:font-size-complex="10pt"/>
    </style:style>
    <style:style style:name="P58" style:family="paragraph" style:parent-style-name="Standard" style:list-style-name="L4">
      <style:paragraph-properties fo:line-height="115%" style:writing-mode="lr-tb"/>
      <style:text-properties fo:font-size="10pt" officeooo:rsid="008417bf" officeooo:paragraph-rsid="008417bf" style:font-size-asian="10pt" style:font-size-complex="10pt"/>
    </style:style>
    <style:style style:name="P59" style:family="paragraph" style:parent-style-name="Standard">
      <style:paragraph-properties fo:line-height="115%" style:writing-mode="lr-tb"/>
      <style:text-properties fo:font-size="10pt" officeooo:rsid="008417bf" officeooo:paragraph-rsid="00875c99" style:font-size-asian="10pt" style:font-size-complex="10pt"/>
    </style:style>
    <style:style style:name="P60" style:family="paragraph" style:parent-style-name="Standard" style:list-style-name="L6">
      <style:paragraph-properties fo:line-height="115%" style:writing-mode="lr-tb"/>
      <style:text-properties fo:font-size="10pt" officeooo:rsid="008417bf" officeooo:paragraph-rsid="00875c99" style:font-size-asian="10pt" style:font-size-complex="10pt"/>
    </style:style>
    <style:style style:name="P61" style:family="paragraph" style:parent-style-name="Standard" style:list-style-name="L8">
      <style:paragraph-properties fo:line-height="115%" style:writing-mode="lr-tb"/>
      <style:text-properties officeooo:paragraph-rsid="00883844"/>
    </style:style>
    <style:style style:name="P62" style:family="paragraph" style:parent-style-name="Standard" style:list-style-name="L8">
      <style:paragraph-properties fo:line-height="115%" style:writing-mode="lr-tb"/>
      <style:text-properties officeooo:paragraph-rsid="00890a06"/>
    </style:style>
    <style:style style:name="P63" style:family="paragraph" style:parent-style-name="Standard" style:list-style-name="L8">
      <style:paragraph-properties fo:line-height="115%" style:writing-mode="lr-tb"/>
      <style:text-properties officeooo:paragraph-rsid="00891c53"/>
    </style:style>
    <style:style style:name="P64" style:family="paragraph" style:parent-style-name="Standard" style:list-style-name="L8">
      <style:paragraph-properties fo:line-height="115%" style:writing-mode="lr-tb"/>
      <style:text-properties officeooo:paragraph-rsid="00898d93"/>
    </style:style>
    <style:style style:name="P65" style:family="paragraph" style:parent-style-name="Standard">
      <style:paragraph-properties fo:line-height="115%" style:writing-mode="lr-tb"/>
      <style:text-properties officeooo:paragraph-rsid="00891c53"/>
    </style:style>
    <style:style style:name="P66" style:family="paragraph" style:parent-style-name="Standard" style:master-page-name="Standard">
      <style:paragraph-properties fo:line-height="115%" style:page-number="auto" fo:break-before="auto" fo:break-after="auto" style:writing-mode="lr-tb"/>
      <style:text-properties fo:font-size="10pt" fo:font-weight="bold" officeooo:rsid="008417bf" officeooo:paragraph-rsid="00875c99" style:font-size-asian="10pt" style:font-weight-asian="bold" style:font-size-complex="10pt" style:font-weight-complex="bold"/>
    </style:style>
    <style:style style:name="P67" style:family="paragraph" style:parent-style-name="Standard" style:list-style-name="L5">
      <style:paragraph-properties fo:margin-left="0.5in" fo:margin-right="0in" fo:line-height="115%" fo:text-indent="-0.25in" style:auto-text-indent="false" style:writing-mode="lr-tb"/>
      <style:text-properties fo:font-size="10pt" officeooo:rsid="008417bf" officeooo:paragraph-rsid="00875c99" style:font-size-asian="10pt" style:font-size-complex="10pt"/>
    </style:style>
    <style:style style:name="P68" style:family="paragraph" style:parent-style-name="Standard" style:list-style-name="L10">
      <style:paragraph-properties fo:margin-left="0.75in" fo:margin-right="0in" fo:line-height="115%" fo:text-indent="0in" style:auto-text-indent="false" style:writing-mode="lr-tb"/>
      <style:text-properties officeooo:paragraph-rsid="00891c53"/>
    </style:style>
    <style:style style:name="P69" style:family="paragraph" style:parent-style-name="Table_20_Contents" style:list-style-name="L2">
      <style:text-properties fo:font-size="10pt" officeooo:rsid="002ca6b3" officeooo:paragraph-rsid="002ca6b3" style:font-size-asian="10pt" style:font-size-complex="10pt"/>
    </style:style>
    <style:style style:name="P70" style:family="paragraph" style:parent-style-name="Table_20_Contents" style:list-style-name="L2">
      <style:text-properties fo:font-size="10pt" officeooo:rsid="002d3f6b" officeooo:paragraph-rsid="002e3df6" style:font-size-asian="10pt" style:font-size-complex="10pt"/>
    </style:style>
    <style:style style:name="P71" style:family="paragraph" style:parent-style-name="Table_20_Contents" style:list-style-name="L2">
      <style:text-properties fo:font-size="10pt" officeooo:rsid="003023ae" officeooo:paragraph-rsid="003023ae" style:font-size-asian="10pt" style:font-size-complex="10pt"/>
    </style:style>
    <style:style style:name="P72" style:family="paragraph" style:parent-style-name="Table_20_Contents" style:list-style-name="L2">
      <style:text-properties fo:font-size="10pt" officeooo:rsid="00312cf9" officeooo:paragraph-rsid="00312cf9"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officeooo:rsid="002785d7"/>
    </style:style>
    <style:style style:name="T8" style:family="text">
      <style:text-properties officeooo:rsid="002b220d"/>
    </style:style>
    <style:style style:name="T9" style:family="text">
      <style:text-properties officeooo:rsid="002e3df6"/>
    </style:style>
    <style:style style:name="T10" style:family="text">
      <style:text-properties officeooo:rsid="0031e8ba"/>
    </style:style>
    <style:style style:name="T11" style:family="text">
      <style:text-properties officeooo:rsid="003692da"/>
    </style:style>
    <style:style style:name="T12" style:family="text">
      <style:text-properties fo:font-weight="normal" style:font-weight-asian="normal" style:font-weight-complex="normal"/>
    </style:style>
    <style:style style:name="T13" style:family="text">
      <style:text-properties officeooo:rsid="003e1b3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3e1b3c"/>
    </style:style>
    <style:style style:name="T16" style:family="text">
      <style:text-properties style:text-underline-style="solid" style:text-underline-width="auto" style:text-underline-color="font-color" officeooo:rsid="0042e9d4"/>
    </style:style>
    <style:style style:name="T17" style:family="text">
      <style:text-properties style:text-underline-style="solid" style:text-underline-width="auto" style:text-underline-color="font-color" officeooo:rsid="0046d713"/>
    </style:style>
    <style:style style:name="T18" style:family="text">
      <style:text-properties style:text-underline-style="solid" style:text-underline-width="auto" style:text-underline-color="font-color" officeooo:rsid="00492c69"/>
    </style:style>
    <style:style style:name="T19" style:family="text">
      <style:text-properties style:text-underline-style="solid" style:text-underline-width="auto" style:text-underline-color="font-color" officeooo:rsid="005cc2a1"/>
    </style:style>
    <style:style style:name="T20" style:family="text">
      <style:text-properties style:text-underline-style="solid" style:text-underline-width="auto" style:text-underline-color="font-color" officeooo:rsid="005eb6ff"/>
    </style:style>
    <style:style style:name="T21" style:family="text">
      <style:text-properties officeooo:rsid="00464460"/>
    </style:style>
    <style:style style:name="T22" style:family="text">
      <style:text-properties officeooo:rsid="00492c69"/>
    </style:style>
    <style:style style:name="T23" style:family="text">
      <style:text-properties style:text-underline-style="none"/>
    </style:style>
    <style:style style:name="T24" style:family="text">
      <style:text-properties style:text-underline-style="none" officeooo:rsid="004ececf"/>
    </style:style>
    <style:style style:name="T25" style:family="text">
      <style:text-properties style:text-underline-style="none" officeooo:rsid="004f6a63"/>
    </style:style>
    <style:style style:name="T26" style:family="text">
      <style:text-properties style:text-underline-style="none" officeooo:rsid="00492c69"/>
    </style:style>
    <style:style style:name="T27" style:family="text">
      <style:text-properties style:text-underline-style="none" officeooo:rsid="004fe645"/>
    </style:style>
    <style:style style:name="T28" style:family="text">
      <style:text-properties style:text-underline-style="none" officeooo:rsid="00500484"/>
    </style:style>
    <style:style style:name="T29" style:family="text">
      <style:text-properties style:text-underline-style="none" officeooo:rsid="0051ee25"/>
    </style:style>
    <style:style style:name="T30" style:family="text">
      <style:text-properties style:text-underline-style="none" officeooo:rsid="0052f492"/>
    </style:style>
    <style:style style:name="T31" style:family="text">
      <style:text-properties style:text-underline-style="none" officeooo:rsid="0054c4c1"/>
    </style:style>
    <style:style style:name="T32" style:family="text">
      <style:text-properties style:text-underline-style="none" officeooo:rsid="0054da94"/>
    </style:style>
    <style:style style:name="T33" style:family="text">
      <style:text-properties style:text-underline-style="none" officeooo:rsid="005eb6ff"/>
    </style:style>
    <style:style style:name="T34" style:family="text">
      <style:text-properties officeooo:rsid="005accd1"/>
    </style:style>
    <style:style style:name="T35" style:family="text">
      <style:text-properties officeooo:rsid="005cc2a1"/>
    </style:style>
    <style:style style:name="T36" style:family="text">
      <style:text-properties officeooo:rsid="0062593a"/>
    </style:style>
    <style:style style:name="T37" style:family="text">
      <style:text-properties officeooo:rsid="006b9dcf"/>
    </style:style>
    <style:style style:name="T38" style:family="text">
      <style:text-properties officeooo:rsid="0070e3ae"/>
    </style:style>
    <style:style style:name="T39" style:family="text">
      <style:text-properties officeooo:rsid="0071b52d"/>
    </style:style>
    <style:style style:name="T40" style:family="text">
      <style:text-properties officeooo:rsid="007a576c"/>
    </style:style>
    <style:style style:name="T41" style:family="text">
      <style:text-properties officeooo:rsid="007ac7a3"/>
    </style:style>
    <style:style style:name="T42" style:family="text">
      <style:text-properties officeooo:rsid="007c2fc6"/>
    </style:style>
    <style:style style:name="T43" style:family="text">
      <style:text-properties officeooo:rsid="007f0d87"/>
    </style:style>
    <style:style style:name="T44" style:family="text">
      <style:text-properties officeooo:rsid="007f4e2f"/>
    </style:style>
    <style:style style:name="T45" style:family="text">
      <style:text-properties officeooo:rsid="0083a12a"/>
    </style:style>
    <style:style style:name="T46" style:family="text">
      <style:text-properties officeooo:rsid="0084fb57"/>
    </style:style>
    <style:style style:name="T47" style:family="text">
      <style:text-properties fo:font-size="10pt" style:font-size-asian="10pt" style:font-size-complex="10pt"/>
    </style:style>
    <style:style style:name="T48" style:family="text">
      <style:text-properties fo:font-size="10pt" officeooo:rsid="008417bf" style:font-size-asian="10pt" style:font-size-complex="10pt"/>
    </style:style>
    <style:style style:name="T49" style:family="text">
      <style:text-properties fo:font-size="10pt" officeooo:rsid="00883844" style:font-size-asian="10pt" style:font-size-complex="10pt"/>
    </style:style>
    <style:style style:name="T50" style:family="text">
      <style:text-properties fo:font-size="10pt" officeooo:rsid="00890a06"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Speaking Conclusion:</text:p>
      <text:p text:style-name="P59">Don't use these in speaking, use these in writing.</text:p>
      <text:list xml:id="list1045924940033343382" text:style-name="L6">
        <text:list-item>
          <text:p text:style-name="P60">In conclusion</text:p>
        </text:list-item>
        <text:list-item>
          <text:p text:style-name="P60">Thus</text:p>
          <text:p text:style-name="P60"></text:p>
        </text:list-item>
      </text:list>
      <text:p text:style-name="P59"><text:span text:style-name="T1">In speaking Use the following expressions:</text:span></text:p>
      <text:list xml:id="list7779663305181780310" text:style-name="L5">
        <text:list-item>
          <text:p text:style-name="P67">To sum up,</text:p>
        </text:list-item>
        <text:list-item>
          <text:p text:style-name="P67">So,</text:p>
        </text:list-item>
        <text:list-item>
          <text:p text:style-name="P67">In a nutshell,</text:p>
        </text:list-item>
        <text:list-item>
          <text:p text:style-name="P67">The bottom line is,</text:p>
        </text:list-item>
        <text:list-item>
          <text:p text:style-name="P67">For these reasons,</text:p>
        </text:list-item>
        <text:list-item>
          <text:p text:style-name="P67">All in all</text:p>
        </text:list-item>
      </text:list>
      <text:p text:style-name="P59"></text:p>
      <text:p text:style-name="P56"><text:span text:style-name="T1">Example: </text:span>Describe a hotel you have stayed in.</text:p>
      <text:p text:style-name="P56">You should say:</text:p>
      <text:list xml:id="list8436051873602037302" text:style-name="L4">
        <text:list-item>
          <text:p text:style-name="P58">Where it is</text:p>
        </text:list-item>
        <text:list-item>
          <text:p text:style-name="P58">What facilit<text:span text:style-name="T46">i</text:span>es it has</text:p>
        </text:list-item>
        <text:list-item>
          <text:p text:style-name="P58">When you stayed there</text:p>
        </text:list-item>
        <text:list-item>
          <text:p text:style-name="P58"><text:span text:style-name="T46">A</text:span>nd say whether you would recommended it to a friend.</text:p>
        </text:list-item>
      </text:list>
      <text:p text:style-name="P56"></text:p>
      <text:p text:style-name="P57">I love to travel and through out my traveling history I stayed in a lot of hotels, but there is one hotel about which I would like to mention. The name of the hotel is 'The hotel Cox Today' and it is located near a very beautiful seashore in our country that is Cox's Bazar. The hotel is located at very high altitude and that is why it feels like haven whenever I go there. It has a lot of facilities as it is a five-star hotel. There is a disco, a swimming pool. There is a gymnasium and once a week cooking classes are also held there. I stayed there when I was very young, when I was 10 years old. I had gone there with my parents when my father had to go there on business trip. I would definitely recomment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56"></text:p>
      <text:p text:style-name="P56"><text:span text:style-name="T6">Speaking </text:span><text:span text:style-name="T1">Tips:</text:span></text:p>
      <text:list xml:id="list2049301581559474473" text:style-name="L8">
        <text:list-item>
          <text:p text:style-name="P61"><text:span text:style-name="T48">Do not make notes for easy questions.</text:span></text:p>
        </text:list-item>
        <text:list-item>
          <text:p text:style-name="P61"><text:span text:style-name="T48">You need to make notes for the last question.</text:span></text:p>
        </text:list-item>
        <text:list-item>
          <text:p text:style-name="P61"><text:span text:style-name="T48">Start notes with the last questions.</text:span></text:p>
        </text:list-item>
        <text:list-item>
          <text:p text:style-name="P61"><text:span text:style-name="T49">N</text:span><text:span text:style-name="T48">ote only keywords, don't write any sentence.</text:span></text:p>
        </text:list-item>
        <text:list-item>
          <text:p text:style-name="P61"><text:span text:style-name="T49">G</text:span><text:span text:style-name="T48">ive reasons and examples.</text:span></text:p>
        </text:list-item>
        <text:list-item>
          <text:p text:style-name="P62"><text:span text:style-name="T49">Y</text:span><text:span text:style-name="T48">ou can lie, but add information</text:span></text:p>
        </text:list-item>
        <text:list-item>
          <text:p text:style-name="P63"><text:span text:style-name="T48">Linking Phrase: </text:span></text:p>
          <text:list>
            <text:list-item>
              <text:p text:style-name="P63"><text:span text:style-name="T48">as I was saying</text:span></text:p>
            </text:list-item>
            <text:list-item>
              <text:p text:style-name="P63"><text:span text:style-name="T48">I would like to add that</text:span></text:p>
            </text:list-item>
            <text:list-item>
              <text:p text:style-name="P63"><text:span text:style-name="T48">to get back to my previous idea / points / suggestions</text:span></text:p>
            </text:list-item>
          </text:list>
        </text:list-item>
        <text:list-item>
          <text:p text:style-name="P64"><text:span text:style-name="T48">Use discourse markers / connectives: </text:span></text:p>
          <text:list>
            <text:list-item>
              <text:p text:style-name="P64"><text:span text:style-name="T50">F</text:span><text:span text:style-name="T48">irst of all</text:span></text:p>
            </text:list-item>
            <text:list-item>
              <text:p text:style-name="P64"><text:span text:style-name="T48">S</text:span><text:span text:style-name="T50">econdly</text:span></text:p>
            </text:list-item>
            <text:list-item>
              <text:p text:style-name="P64"><text:span text:style-name="T50">Finally</text:span></text:p>
            </text:list-item>
            <text:list-item>
              <text:p text:style-name="P64"><text:span text:style-name="T50">F</text:span><text:span text:style-name="T48">or example</text:span></text:p>
            </text:list-item>
            <text:list-item>
              <text:p text:style-name="P64"><text:span text:style-name="T50">H</text:span><text:span text:style-name="T48">owever</text:span></text:p>
            </text:list-item>
            <text:list-item>
              <text:p text:style-name="P64"><text:span text:style-name="T50">O</text:span><text:span text:style-name="T48">n the other hand</text:span></text:p>
            </text:list-item>
            <text:list-item>
              <text:p text:style-name="P64"><text:span text:style-name="T50">A</text:span><text:span text:style-name="T48">nother reason for this could be</text:span></text:p>
            </text:list-item>
          </text:list>
        </text:list-item>
      </text:list>
      <text:list xml:id="list3241651678622332325" text:style-name="L10">
        <text:list-header>
          <text:p text:style-name="P68"/>
        </text:list-header>
      </text:list>
      <text:p text:style-name="P65"><text:span text:style-name="T48"/></text:p>
      <text:p text:style-name="P56"></text:p>
      <text:p text:style-name="P56"></text:p>
      <text:p text:style-name="P56"></text:p>
      <text:p text:style-name="P56"><text:soft-page-break/>General topic questions:</text:p>
      <text:p text:style-name="P56">1. Always answer the 'why' question.</text:p>
      <text:p text:style-name="P56">2. Pay attention to the grammar.</text:p>
      <text:p text:style-name="P56"></text:p>
      <text:p text:style-name="P56">Q. What kind of sports do you enjoy playing?</text:p>
      <text:p text:style-name="P56">A. Well, a sport I absolutely love to play is cricket. Because it is fairly competitive and it keeps me active and healthy. I also enjoy playing indoor games like table tennis and foosball.</text:p>
      <text:p text:style-name="P56"></text:p>
      <text:p text:style-name="P56">Q. What are sports you have never played, and why?</text:p>
      <text:p text:style-name="P56">A. One sport I have never played is handball. Some of my friends love it, they play it in a league and watch it on television, but Since I find very dull and boring. I prefer sports like cricket.</text:p>
      <text:p text:style-name="P56"></text:p>
      <text:p text:style-name="P56">Q. Do you prefer team sports or individual sports, and why?</text:p>
      <text:p text:style-name="P56">A. I prefer team sports because I enjoy the social part of it. The team sports also help to learn team work, which is really important skill in life.</text:p>
      <text:p text:style-name="P56"></text:p>
      <text:p text:style-name="P56">Q. Why do you think people play sports?</text:p>
      <text:p text:style-name="P56">A. I believe people play sports for two main reasons. First and most important I think, sports are lots of fun. Secondly, many sports are great exercise. Staying in shape by playing sports is much more enjoyable than going to the gym, for example.</text:p>
      <text:p text:style-name="P56"></text:p>
      <text:p text:style-name="P56">Q. What is the most popular sport in your country? Why do people like this sport?</text:p>
      <text:p text:style-name="P56">A. In Bangladesh, I think Cricket is the most popular, although football is very popular as well. Both sports are very fast-moving with lots of excitement, which makes them appealing to many Bangladeshis.</text:p>
      <text:p text:style-name="P56"></text:p>
      <text:p text:style-name="P56">Q. What kind of food do you like? Dislike?</text:p>
      <text:p text:style-name="P56">A. </text:p>
      <text:p text:style-name="P56">Like:</text:p>
      <text:p text:style-name="P56">I really like ....</text:p>
      <text:p text:style-name="P56">I enjoy / My favorite dish is...</text:p>
      <text:p text:style-name="P56">I am keen on ...</text:p>
      <text:p text:style-name="P56">I prefer ... to ...</text:p>
      <text:p text:style-name="P56">I would rather eat ... than ...</text:p>
      <text:p text:style-name="P56"></text:p>
      <text:p text:style-name="P56">Dislike:</text:p>
      <text:p text:style-name="P56">I really don't like ...</text:p>
      <text:p text:style-name="P56">I can not stand ...</text:p>
      <text:p text:style-name="P56">I amd not keen on...</text:p>
      <text:p text:style-name="P56">I really dislike ...</text:p>
      <text:p text:style-name="P56"></text:p>
      <text:p text:style-name="P56">Q. Describe you favourite dish.</text:p>
      <text:p text:style-name="P56">A.</text:p>
      <text:p text:style-name="P56">Good Test:</text:p>
      <text:p text:style-name="P56">tasty</text:p>
      <text:p text:style-name="P56">flavourful</text:p>
      <text:p text:style-name="P56">divine - incredible, amazing</text:p>
      <text:p text:style-name="P56">rich in flavour</text:p>
      <text:p text:style-name="P56"></text:p>
      <text:p text:style-name="P56">Types of flavour:</text:p>
      <text:p text:style-name="P56">sour - lemon</text:p>
      <text:p text:style-name="P56">sweet - candy</text:p>
      <text:p text:style-name="P56">bitter - coffee</text:p>
      <text:p text:style-name="P56">salty - french fries</text:p>
      <text:p text:style-name="P56">oily / greasy - cheese pizza</text:p>
      <text:p text:style-name="P56">ripe-apple</text:p>
      <text:p text:style-name="P56">spicy-hot-pepper</text:p>
      <text:p text:style-name="P56"></text:p>
      <text:p text:style-name="P56">Other:</text:p>
      <text:p text:style-name="P56">raw-sushi</text:p>
      <text:p text:style-name="P56"><text:soft-page-break/>bland-soup</text:p>
      <text:p text:style-name="P56"></text:p>
      <text:p text:style-name="P56">Q. Do you like to cook?</text:p>
      <text:p text:style-name="P56">A. I can cook</text:p>
      <text:p text:style-name="P56">I can't cook.</text:p>
      <text:p text:style-name="P56">My specialty when I come to cooking is...</text:p>
      <text:p text:style-name="P56"></text:p>
      <text:p text:style-name="P56">Be careful: chocolate(choc-late), vegetable(veg-table), fruit, broccoli (brocc-li)</text:p>
      <text:p text:style-name="P56"></text:p>
      <text:p text:style-name="P56">Section - 1 </text:p>
      <text:p text:style-name="P56">Dos:</text:p>
      <text:p text:style-name="P56">- confident, friendly, eye-contact, excitement</text:p>
      <text:p text:style-name="P56">- vocabulary: food - cousine, friend- acquaintance</text:p>
      <text:p text:style-name="P56">- I like, I enjoy, I really love, I prefer</text:p>
      <text:p text:style-name="P56">- Expand your answer / examples</text:p>
      <text:p text:style-name="P56">- Practice</text:p>
      <text:p text:style-name="P56"></text:p>
      <text:p text:style-name="P56">Donts:</text:p>
      <text:p text:style-name="P56">- speak with a monotone</text:p>
      <text:p text:style-name="P56">- give yes / no answer</text:p>
      <text:p text:style-name="P56">- repeat the question</text:p>
      <text:p text:style-name="P56">- go off topic</text:p>
      <text:p text:style-name="P56">- answer I don't know</text:p>
      <text:p text:style-name="P56">- speak too quickly, slowly</text:p>
      <text:p text:style-name="P56">- speak quietly</text:p>
      <text:p text:style-name="P56">- worry about perfect English</text:p>
      <text:p text:style-name="P56"></text:p>
      <text:p text:style-name="P56">Section - 2</text:p>
      <text:p text:style-name="P56">Dos:</text:p>
      <text:p text:style-name="P56">1. take notes / write keywords</text:p>
      <text:p text:style-name="P56">2. cover every point</text:p>
      <text:p text:style-name="P56">3. use personal experience or lie</text:p>
      <text:p text:style-name="P56">4. expand - use senses</text:p>
      <text:p text:style-name="P56">5. organize speech - introduction, body, conclusion.</text:p>
      <text:p text:style-name="P56">6. imagine the object, person, place</text:p>
      <text:p text:style-name="P56">7. use introductory phrases - I want to talk about</text:p>
      <text:p text:style-name="P56">8. use transitions: First of all, secondly, thirdly, finally, first, then, next, afterthat</text:p>
      <text:p text:style-name="P56">9. speak loudly</text:p>
      <text:p text:style-name="P56"></text:p>
      <text:p text:style-name="P56">Donts:</text:p>
      <text:p text:style-name="P56">1. memorize answer.</text:p>
      <text:p text:style-name="P56">2. write too much - 1 - 2 words per point</text:p>
      <text:p text:style-name="P56">3. panic</text:p>
      <text:p text:style-name="P56">4. focus on one point</text:p>
      <text:p text:style-name="P56">5. use boring words - good, bad use: exciting, enthusiastic</text:p>
      <text:p text:style-name="P56">6. give short answers</text:p>
      <text:p text:style-name="P56">7. go off topic</text:p>
      <text:p text:style-name="P56">8. worry about your accent</text:p>
      <text:p text:style-name="P56"></text:p>
      <text:p text:style-name="P56">IELTS Speaking part-2</text:p>
      <text:p text:style-name="P56">1. Try to see a short video in your mind to answer the question. Use adjectives and adjective clauses</text:p>
      <text:p text:style-name="P56">2. Ask: What? Why? and How?</text:p>
      <text:p text:style-name="P56">3. Have your first sentence ready when the examiner asks you to speak.</text:p>
      <text:p text:style-name="P56">4. There are 3 parts to describing a person: </text:p>
      <text:p text:style-name="P56"><text:tab/>a) Appearance: are they tall, short, fat, skiny, do they have round face, long face, narrow face, dark hair, blue eyes and so on. Say 1/2 quick sentances about the way the person look.</text:p>
      <text:p text:style-name="P56"><text:tab/>b) Personality: kind, honest, strick, hardworking, sincerity, generous, funny and so on.</text:p>
      <text:p text:style-name="P56"><text:tab/>c) Actions: actions support personality, example of personality, be as specific as possible</text:p>
      <text:p text:style-name="P56">5. There are 3 parts to describing an object:</text:p>
      <text:p text:style-name="P56"><text:soft-page-break/><text:tab/>a) Appearance:</text:p>
      <text:p text:style-name="P56"><text:tab/>b) Function: what can the object do?</text:p>
      <text:p text:style-name="P56"><text:tab/>c) Importance: Why is this important for you?</text:p>
      <text:p text:style-name="P56">6. There are 4 parts to describing an event:</text:p>
      <text:p text:style-name="P56"><text:tab/>a) Type of event</text:p>
      <text:p text:style-name="P56"><text:tab/>b) People involved</text:p>
      <text:p text:style-name="P56"><text:tab/>c) Purpose of the event</text:p>
      <text:p text:style-name="P56"><text:tab/>d) Activities: What kind of activities did you do during this event? did you listen to music, play game, meet new peope, do some dancing, eat some delicious foots, </text:p>
      <text:p text:style-name="P56"></text:p>
      <text:p text:style-name="P56">7. There are 3 parts to describing places:</text:p>
      <text:p text:style-name="P56"><text:tab/>a) Appearance: How the place is look like</text:p>
      <text:p text:style-name="P56"><text:tab/>b) History: When was it built, established</text:p>
      <text:p text:style-name="P56"><text:tab/>c) Function: what is it use for, who goes there? what happend there?</text:p>
      <text:p text:style-name="P56"></text:p>
      <text:p text:style-name="P56">* answer the last question on the card.</text:p>
      <text:p text:style-name="P56">* practice the 90 seconds speaking at home.</text:p>
      <text:p text:style-name="P56"></text:p>
      <text:p text:style-name="P56">Sample Answer:</text:p>
      <text:p text:style-name="P56">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 His leadership, honesty, integrity and honour are what made him a great role model.</text:p>
      <text:p text:style-name="P56"></text:p>
      <text:p text:style-name="P56">When I was eleven, and our family was going through some tough times with money, my father found a walet on the road loaded with cash. The walllet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bnefited from the money, it was still wrong. This strong morality is what I have learned. My father is still my inspiration, and that is what makes him my greatest role model.</text:p>
      <text:p text:style-name="P56"></text:p>
      <text:p text:style-name="P56">IELTS Speaking Part-3</text:p>
      <text:p text:style-name="P56">Dos:</text:p>
      <text:p text:style-name="P56">1. Listen for keywords in the question</text:p>
      <text:p text:style-name="P56">2. Ask if you don't understand</text:p>
      <text:p text:style-name="P56">3. Give detail, examples, reasons</text:p>
      <text:p text:style-name="P56">4. Stick to the topic</text:p>
      <text:p text:style-name="P56">5. Think you will do well</text:p>
      <text:p text:style-name="P56">6. Build vocabulary beforehand</text:p>
      <text:p text:style-name="P56">7. Relate question to own life</text:p>
      <text:p text:style-name="P56">8. Divide up answers - There are 3 ways</text:p>
      <text:p text:style-name="P56">9. Use modals - Parents may make</text:p>
      <text:p text:style-name="P56">10. Learn opinion expression. if you ask me, in my opinion, it seems to me that, it appears to me that, </text:p>
      <text:p text:style-name="P56"></text:p>
      <text:p text:style-name="P56">Don'ts:</text:p>
      <text:p text:style-name="P56">1. Memorize answers</text:p>
      <text:p text:style-name="P56">2. Worry if you make mistakes</text:p>
      <text:p text:style-name="P56">3. go off the topic</text:p>
      <text:p text:style-name="P56">4. use too many umms, ahhs</text:p>
      <text:p text:style-name="P56">5. use 'I think' too much</text:p>
      <text:p text:style-name="P56">6. use 'that's a good question' more than once</text:p>
      <text:p text:style-name="P56">7. worry if you have an accent</text:p>
      <text:p text:style-name="P56">8. worry if you make mistakes</text:p>
      <text:p text:style-name="P56"></text:p>
      <text:p text:style-name="P56"></text:p>
      <text:p text:style-name="P56">Technology = uncountable noun</text:p>
      <text:p text:style-name="P56">Technological = adjective</text:p>
      <text:p text:style-name="P56">Tools, machine, information which make tasks easier to perform / improve lives.</text:p>
      <text:p text:style-name="P56"><text:soft-page-break/></text:p>
      <text:p text:style-name="P56">Technophile: n</text:p>
      <text:p text:style-name="P56">- Someone who loves technology</text:p>
      <text:p text:style-name="P56"></text:p>
      <text:p text:style-name="P56">Technophobe: n</text:p>
      <text:p text:style-name="P56">- Someone afraid of technology</text:p>
      <text:p text:style-name="P56"></text:p>
      <text:p text:style-name="P56">Tech-savvy: adj</text:p>
      <text:p text:style-name="P56">- Knowing a lot about computer</text:p>
      <text:p text:style-name="P56">- He is tech-savvy</text:p>
      <text:p text:style-name="P56"></text:p>
      <text:p text:style-name="P56">Cutting-edge: adj/n</text:p>
      <text:p text:style-name="P56">- lead, forefront</text:p>
      <text:p text:style-name="P56"></text:p>
      <text:p text:style-name="P56">State-of-the-art: n/adj</text:p>
      <text:p text:style-name="P56">- most recent, best</text:p>
      <text:p text:style-name="P56"></text:p>
      <text:p text:style-name="P56">The latest: adj</text:p>
      <text:p text:style-name="P56">- newest</text:p>
      <text:p text:style-name="P56"></text:p>
      <text:p text:style-name="P56">Compact: adj</text:p>
      <text:p text:style-name="P56">- small</text:p>
      <text:p text:style-name="P56"></text:p>
      <text:p text:style-name="P56">Obsolete: adj</text:p>
      <text:p text:style-name="P56">- no longer used</text:p>
      <text:p text:style-name="P56"></text:p>
      <text:p text:style-name="P56">Outdated: adj</text:p>
      <text:p text:style-name="P56">- very od, obsolete</text:p>
      <text:p text:style-name="P56"></text:p>
      <text:p text:style-name="P56">Bulky: adj</text:p>
      <text:p text:style-name="P56">- massive, clumsy</text:p>
      <text:p text:style-name="P56"></text:p>
      <text:p text:style-name="P56"></text:p>
      <text:p text:style-name="P56">User-friendly: adj</text:p>
      <text:p text:style-name="P56">- easy to use</text:p>
      <text:p text:style-name="P56">- Facebook is very user-friendly</text:p>
      <text:p text:style-name="P56"></text:p>
      <text:p text:style-name="P56">Glitch: n</text:p>
      <text:p text:style-name="P56">- a defect, problem, error</text:p>
      <text:p text:style-name="P56"></text:p>
      <text:p text:style-name="P56"></text:p>
      <text:p text:style-name="P56">Giving Your Opinion</text:p>
      <text:p text:style-name="P56">-------------------</text:p>
      <text:p text:style-name="P56">I think X</text:p>
      <text:p text:style-name="P56"></text:p>
      <text:p text:style-name="P56">As far as I am concerned, ...</text:p>
      <text:p text:style-name="P56">In my opinion, ...</text:p>
      <text:p text:style-name="P56">It seems/appears to me that...</text:p>
      <text:p text:style-name="P56">I would argue that...</text:p>
      <text:p text:style-name="P56">From my point of view/perspective, ...</text:p>
      <text:p text:style-name="P56">I am inclined to believe that</text:p>
      <text:p text:style-name="P56"></text:p>
      <text:p text:style-name="P56">Spoken expression to give opinion</text:p>
      <text:p text:style-name="P56">---------------------------------</text:p>
      <text:p text:style-name="P56">If you ask me, ....</text:p>
      <text:p text:style-name="P56">To be honest, ...</text:p>
      <text:p text:style-name="P56">Personally speaking, ....</text:p>
      <text:p text:style-name="P56">From what I gather, ...</text:p>
      <text:p text:style-name="P56">Although some people may disagree with me, but as far as I am concerned</text:p>
      <text:p text:style-name="P56"><text:soft-page-break/>Even though some people may think that making a lot of money is great, In my opinion there are other importants things to life</text:p>
      <text:p text:style-name="P56"></text:p>
      <text:p text:style-name="P56">To what extent do you agree or disagree?</text:p>
      <text:p text:style-name="P56">Somewhat, partially, I suppose I ...</text:p>
      <text:p text:style-name="P56">I am confident that ...</text:p>
      <text:p text:style-name="P56">Absolutely, totally, stongly, completely</text:p>
      <text:p text:style-name="P56"></text:p>
      <text:p text:style-name="P56"></text:p>
      <text:p text:style-name="P56">Ask for time:</text:p>
      <text:p text:style-name="P56">That's an interesting question, can I think about it for a second?</text:p>
      <text:p text:style-name="P56"></text:p>
      <text:p text:style-name="P56">Example:</text:p>
      <text:p text:style-name="P56">Q. Why are role models important in persona's life?</text:p>
      <text:p text:style-name="P56">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56"></text:p>
      <text:p text:style-name="P56">Q. Have you been a role model to anyone in the past?</text:p>
      <text:p text:style-name="P56">A. Yes, I have been a role model to my younger brother. He is seven years younger than me, so I have experienced many events which he come across and I try to teach him tese lessons.</text:p>
      <text:p text:style-name="P56"></text:p>
      <text:p text:style-name="P56">Q. What responsibility does a role model have?</text:p>
      <text:p text:style-name="P56">A. The main responsibility a role model has, in my opinion, is to live in a positive wy which reflects their beliefs. For example, a role model who teaches honesty and kindness must be hobest and kind in their everyday life. it is enough for a role model to say things; he must do them as well.</text:p>
      <text:p text:style-name="P56"></text:p>
      <text:p text:style-name="P56">Q. Can having role models be a bad thing? Why or why not?</text:p>
      <text:p text:style-name="P56">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56"></text:p>
      <text:p text:style-name="P56">Q. What is the advantages of being a role model? What can be a disadvantage?</text:p>
      <text:p text:style-name="P56">A. One advantage of being a role model is that many peope will admire you and look up to you, however a disadvantage can be a role model often lose their privacy and feels a lot of pressure because they can not make mistake.</text:p>
      <text:p text:style-name="P56"></text:p>
      <text:p text:style-name="P56"></text:p>
      <text:p text:style-name="P56">Talking about women you like:</text:p>
      <text:p text:style-name="P56">She's looks: hot, gorgeous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</text:p>
      <text:p text:style-name="P56"><text:soft-page-break/></text:p>
      <text:p text:style-name="P56"></text:p>
      <text:p text:style-name="P56"></text:p>
      <text:p text:style-name="P56"></text:p>
      <text:p text:style-name="P56"></text:p>
      <text:p text:style-name="P55">Talking about yourself:</text:p>
      <text:list xml:id="list7996592113291235708" text:style-name="L1">
        <text:list-item>
          <text:p text:style-name="P53">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45">Relative Pronouns</text:p>
          </table:table-cell>
          <table:table-cell table:style-name="Table2.B1" office:value-type="string">
            <text:p text:style-name="P45">Examples</text:p>
          </table:table-cell>
        </table:table-row>
        <table:table-row>
          <table:table-cell table:style-name="Table2.A2" office:value-type="string">
            <text:p text:style-name="P30"><text:span text:style-name="T2">W</text:span><text:span text:style-name="T1">ho:</text:span> <text:span text:style-name="T11">t</text:span>o describe people (Subject)</text:p>
          </table:table-cell>
          <table:table-cell table:style-name="Table2.B2" office:value-type="string">
            <text:p text:style-name="P32">The person I met <text:span text:style-name="T14">who</text:span> is a shopkeeper.</text:p>
            <text:p text:style-name="P36">I went to school with Charlie <text:span text:style-name="T16">who</text:span> is now a movie star.</text:p>
            <text:p text:style-name="P41">The person I met at the shop <text:span text:style-name="T14">who</text:span> was <text:s/>a very nice person.</text:p>
            <text:p text:style-name="P40">The person I went to school with <text:span text:style-name="T14">who</text:span> is now doing well.</text:p>
            <text:p text:style-name="P37">The person <text:span text:style-name="T16">who</text:span> helped me pass my driving test now lives in England.</text:p>
          </table:table-cell>
        </table:table-row>
        <table:table-row>
          <table:table-cell table:style-name="Table2.A2" office:value-type="string">
            <text:p text:style-name="P33"><text:span text:style-name="T1">That:</text:span> to describe things (defining clause)</text:p>
          </table:table-cell>
          <table:table-cell table:style-name="Table2.B2" office:value-type="string">
            <text:p text:style-name="P33">I went to Banggha Bhandhu Safari Park on Saturday <text:span text:style-name="T14">that</text:span> was a fantastic place to visit.</text:p>
            <text:p text:style-name="P42">The place <text:span text:style-name="T14">that</text:span> I went yesterday was really good.</text:p>
          </table:table-cell>
        </table:table-row>
        <table:table-row>
          <table:table-cell table:style-name="Table2.A2" office:value-type="string">
            <text:p text:style-name="P33"><text:span text:style-name="T3">Which</text:span><text:span text:style-name="T1">:</text:span> to describe things (non defining)</text:p>
          </table:table-cell>
          <table:table-cell table:style-name="Table2.B2" office:value-type="string">
            <text:p text:style-name="P34">The film <text:span text:style-name="T14">which</text:span> I saw on Saturday was really good.</text:p>
            <text:p text:style-name="P38">I played football at school <text:span text:style-name="T21">which </text:span>was fun.</text:p>
            <text:p text:style-name="P42">The sandwich <text:span text:style-name="T14">which</text:span> I had at lunch was really delicious.</text:p>
          </table:table-cell>
        </table:table-row>
        <table:table-row>
          <table:table-cell table:style-name="Table2.A2" office:value-type="string">
            <text:p text:style-name="P35"><text:span text:style-name="T1">Whose: </text:span>to describe procession, whose job / whose skill</text:p>
          </table:table-cell>
          <table:table-cell table:style-name="Table2.B2" office:value-type="string">
            <text:p text:style-name="P35">The car I drove <text:span text:style-name="T14">whose</text:span> owner was Liton.</text:p>
            <text:p text:style-name="P39">The teacher <text:span text:style-name="T17">whose</text:span> expertise helped me pass the exam.</text:p>
            <text:p text:style-name="P43">The car <text:span text:style-name="T14">whose owner I really like</text:span> drives fast.</text:p>
          </table:table-cell>
        </table:table-row>
        <table:table-row>
          <table:table-cell table:style-name="Table2.A2" office:value-type="string">
            <text:p text:style-name="P44">Relative Adverbs</text:p>
          </table:table-cell>
          <table:table-cell table:style-name="Table2.B2" office:value-type="string">
            <text:p text:style-name="P44">Examples</text:p>
          </table:table-cell>
        </table:table-row>
        <table:table-row>
          <table:table-cell table:style-name="Table2.A2" office:value-type="string">
            <text:p text:style-name="P46">When: <text:span text:style-name="T12">to describe times</text:span></text:p>
          </table:table-cell>
          <table:table-cell table:style-name="Table2.B2" office:value-type="string">
            <text:p text:style-name="P49">I went to school when I was aged 13 to 18.</text:p>
          </table:table-cell>
        </table:table-row>
        <table:table-row>
          <table:table-cell table:style-name="Table2.A2" office:value-type="string">
            <text:p text:style-name="P47">Where: <text:span text:style-name="T12">to describe place</text:span></text:p>
          </table:table-cell>
          <table:table-cell table:style-name="Table2.B2" office:value-type="string">
            <text:p text:style-name="P50">I went to the Putia Raj Bhari <text:span text:style-name="T15">Which</text:span><text:span text:style-name="T13"> is located in Rajshahi, one of the biggest district of Bangaldesh, </text:span><text:span text:style-name="T14">where</text:span> I learned a lot about Jamidhari life.</text:p>
          </table:table-cell>
        </table:table-row>
        <table:table-row>
          <table:table-cell table:style-name="Table2.A2" office:value-type="string">
            <text:p text:style-name="P48">Why: <text:span text:style-name="T12">to describe a reason</text:span></text:p>
          </table:table-cell>
          <table:table-cell table:style-name="Table2.B2" office:value-type="string">
            <text:p text:style-name="P51">I decided to cross the road, why do you think that is, well I want to buy some foot.</text:p>
          </table:table-cell>
        </table:table-row>
      </table:table>
      <text:p text:style-name="P1"/>
      <text:p text:style-name="P2"/>
      <text:p text:style-name="P4">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29"/>
          </table:table-cell>
          <table:table-cell table:style-name="Table1.A1" office:value-type="string">
            <text:p text:style-name="P31">Looks</text:p>
          </table:table-cell>
          <table:table-cell table:style-name="Table1.C1" office:value-type="string">
            <text:p text:style-name="P31">Personality</text:p>
          </table:table-cell>
        </table:table-row>
        <table:table-row table:style-name="Table1.2">
          <table:table-cell table:style-name="Table1.A2" office:value-type="string">
            <text:p text:style-name="P31">She <text:span text:style-name="T10">is</text:span></text:p>
          </table:table-cell>
          <table:table-cell table:style-name="Table1.A2" office:value-type="string">
            <text:p text:style-name="P31">Hot</text:p>
            <text:p text:style-name="P31">gorgeous</text:p>
            <text:p text:style-name="P31">fine</text:p>
            <text:p text:style-name="P31">cute</text:p>
            <text:p text:style-name="P31">sexy</text:p>
            <text:p text:style-name="P31">smoking <text:span text:style-name="T7">(hot)</text:span></text:p>
            <text:p text:style-name="P31">a ten, <text:span text:style-name="T7">nine, eight</text:span></text:p>
            <text:p text:style-name="P31">a blon<text:span text:style-name="T7">d</text:span>e, <text:span text:style-name="T8">a red-head, brunette</text:span></text:p>
          </table:table-cell>
          <table:table-cell table:style-name="Table1.C2" office:value-type="string">
            <text:list xml:id="list1079473025252420724" text:style-name="L2">
              <text:list-item>
                <text:p text:style-name="P69">High-maintenance</text:p>
              </text:list-item>
              <text:list-item>
                <text:p text:style-name="P69">low-maintenance</text:p>
              </text:list-item>
              <text:list-item>
                <text:p text:style-name="P69">sporty</text:p>
              </text:list-item>
              <text:list-item>
                <text:p text:style-name="P69">talkative</text:p>
              </text:list-item>
              <text:list-item>
                <text:p text:style-name="P69">social</text:p>
              </text:list-item>
              <text:list-item>
                <text:p text:style-name="P69">laid-back</text:p>
              </text:list-item>
              <text:list-item>
                <text:p text:style-name="P69">cool</text:p>
              </text:list-item>
              <text:list-item>
                <text:p text:style-name="P69">a tomboy</text:p>
              </text:list-item>
              <text:list-item>
                <text:p text:style-name="P69">a party girl</text:p>
              </text:list-item>
              <text:list-item>
                <text:p text:style-name="P70">girly girl <text:span text:style-name="T9">(ন্যাকা মেয়ে)</text:span></text:p>
              </text:list-item>
              <text:list-item>
                <text:p text:style-name="P71">freaky</text:p>
              </text:list-item>
              <text:list-item>
                <text:p text:style-name="P71">has a killer smile, leg, body</text:p>
              </text:list-item>
              <text:list-item>
                <text:p text:style-name="P72">something else</text:p>
              </text:list-item>
            </text:list>
          </table:table-cell>
        </table:table-row>
      </table:table>
      <text:p text:style-name="P2"/>
      <text:p text:style-name="P3">IELTS Speaking Tips:</text:p>
      <text:list xml:id="list1733288831388147410" text:style-name="L3">
        <text:list-item>
          <text:p text:style-name="P54">Extend your answers.</text:p>
        </text:list-item>
        <text:list-item>
          <text:p text:style-name="P54">Answer the question, don't prepare.</text:p>
        </text:list-item>
      </text:list>
      <text:p text:style-name="P5"/>
      <text:p text:style-name="P5">Example – 1</text:p>
      <text:p text:style-name="P6">Discuss an enjoyable shopping experience.</text:p>
      <text:p text:style-name="P6">You should say:</text:p>
      <text:p text:style-name="P6">- What you bought or planned to buy.</text:p>
      <text:p text:style-name="P6"><text:soft-page-break/>- When and where you were.</text:p>
      <text:p text:style-name="P6">- Who you were with.</text:p>
      <text:p text:style-name="P6">- What made the shopping experience so fun?</text:p>
      <text:p text:style-name="P6"/>
      <text:p text:style-name="P7">Well, I would say that a more e<text:span text:style-name="T22">n</text:span>joyable shopping experience <text:span text:style-name="T18">that</text:span><text:span text:style-name="T26"> I had recently</text:span><text:span text:style-name="T22">, was when I was looking for some new jogging shoes. The last couple of months I have been wanting to get back into exercising. I used to jog almost every day. But, I really need to get some new shoes. So, I went to one of the showroom of Apex </text:span><text:span text:style-name="T18">which</text:span><text:span text:style-name="T26"> is </text:span><text:span text:style-name="T24">located at Jamuna Future Park and </text:span><text:span text:style-name="T26">a huge store. </text:span><text:span text:style-name="T24">Maybe like 15 thousands square feet of shoes. </text:span><text:span text:style-name="T25">And I was totally lost. I could not find the gents shoes or the sports shoes </text:span><text:span text:style-name="T27">or more specifically the gent's jogging shoes. So as I was wondering around, looking lost, this really helpful sales women cam</text:span><text:span text:style-name="T28">e</text:span><text:span text:style-name="T27"> by. </text:span><text:span text:style-name="T29">Her name is Silpi and she directed me over to the jogging shoes. </text:span><text:span text:style-name="T30">Asked me all kinds of really great questions like 'what kind of jogging I was going to doing, would it be maybe on the floor or maybe on a trail? Would it be long distance or sprints? And of course what size I was? </text:span><text:span text:style-name="T31">Anyway, Silpi ended up finding the perfect pair of shoes for me even in a cool color. And ever since then I have been jogging again </text:span><text:span text:style-name="T32">I have been using these shoes. And I really feel that buying shoes at Apex's showroom was the most enjoyable.</text:span></text:p>
      <text:p text:style-name="P8"><text:span text:style-name="T32">M</text:span><text:span text:style-name="T23">ostly because of Silpi, the really helpful staff.</text:span></text:p>
      <text:p text:style-name="P6"/>
      <text:p text:style-name="P9"><text:span text:style-name="T4">Question:</text:span><text:span text:style-name="T34"> </text:span>So, let's talk about consumerism. Many people believe that we live in a world of excessive shop, of excessive shopping.</text:p>
      <text:p text:style-name="P9"/>
      <text:p text:style-name="P10"><text:span text:style-name="T1">Answer:</text:span> Well, that's kind of a tricky question because of course in the west <text:span text:style-name="T35">there is a lot of excessive shopping but in most of the world they go without a lot of things that we take for granted. I heard a statistic </text:span><text:span text:style-name="T19">the other day</text:span><text:span text:style-name="T35"> </text:span><text:span text:style-name="T33">that the average American citizen consumes 70 times as much the average Indian citizen </text:span><text:span text:style-name="T20">in any given year.</text:span></text:p>
      <text:p text:style-name="P10"/>
      <text:p text:style-name="P11"><text:span text:style-name="T5">Q</text:span><text:span text:style-name="T1">uestion:</text:span> What are the advantages and disadvantages of frequent advertising and the way it influences people?</text:p>
      <text:p text:style-name="P11"/>
      <text:p text:style-name="P11"><text:span text:style-name="T1">Answer:</text:span> <text:span text:style-name="T36">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11"/>
      <text:p text:style-name="P21">Example – 2:</text:p>
      <text:p text:style-name="P12">Describe a holiday you recently had.</text:p>
      <text:p text:style-name="P12">You should say:</text:p>
      <text:p text:style-name="P12">- Where you went</text:p>
      <text:p text:style-name="P12">- Who you went with</text:p>
      <text:p text:style-name="P12">- What did did there</text:p>
      <text:p text:style-name="P12">- and explain why you enjoyed it</text:p>
      <text:p text:style-name="P18"/>
      <text:p text:style-name="P18">I <text:span text:style-name="T43">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gorgeous it was there. It was just lovely. The windows of my room overlooked a little harbour and I could see all the boats coming in and out and all the seagulls flying around.</text:p>
      <text:p text:style-name="P18"/>
      <text:p text:style-name="P18">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18"/>
      <text:p text:style-name="P18">I think the thing I’ll remember most about the holiday, will be just how friendly and welcoming all the locals were. It felt like home from home. By the time we <text:span text:style-name="T44">had</text:span> finished the two week holiday, we had made loads of friends and I’m sure we <text:span text:style-name="T44">will</text:span> all keep in touch. If I ever get the chance to go back, I’d love to go and possibly stay longer, maybe for a few months. There’s still so much of the countryside that we didn’t explore, so there’ll still be plenty to see when we return.</text:p>
      <text:p text:style-name="P18"/>
      <text:p text:style-name="P26"><text:span text:style-name="T1">Question:</text:span> If you have the chance to travel to anywhere where would you go?</text:p>
      <text:p text:style-name="P17"><text:span text:style-name="T1">Answer: </text:span>That’s really difficult for me to answer because there are so many places I’d like to go to. But I suppose, if I had to pick a place, I <text:span text:style-name="T42">would</text:span> choose India mainly because of the incredibly landscape and also because of the fascinating culture there. I always like to go to countries which have a rich culture steeped in history and India certainly <text:soft-page-break/>has that. I think I <text:span text:style-name="T41">would</text:span> be blown away by the colours, the sounds, the aroma of amazing food and by the local people. I’ve heard that the locals are very welcoming and hospitable to foreigners. I think going to India would be a dream come true for me.</text:p>
      <text:p text:style-name="P17"/>
      <text:p text:style-name="P26"><text:span text:style-name="T1">Question:</text:span> Why do you think some people like <text:span text:style-name="T37">traveling</text:span> alone?</text:p>
      <text:p text:style-name="P27"><text:span text:style-name="T1">Answer: </text:span>Well, I suppose <text:span text:style-name="T14">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4">What I mean is</text:span>, other people are much more likely to start chatting to you when you <text:span text:style-name="T40">are</text:span> on your own than if you are already with someone. So, travelling on your own can be more exciting and more interesting.</text:p>
      <text:p text:style-name="P28"/>
      <text:p text:style-name="P23"><text:span text:style-name="T1">Question:</text:span> Do you think travel has changed much in the last few decades?</text:p>
      <text:p text:style-name="P14"><text:span text:style-name="T1">Answer:</text:span> Yes, I do. It <text:span text:style-name="T38">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39">it is </text:span>not only easier to travel, it is also more accessible to the average person.</text:p>
      <text:p text:style-name="P13"/>
      <text:p text:style-name="P24"><text:span text:style-name="T1">Question:</text:span> How does travel change people?</text:p>
      <text:p text:style-name="P15"><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15"/>
      <text:p text:style-name="P25"><text:span text:style-name="T1">Question:</text:span> Do you think there are any disadvantages to modern travel?</text:p>
      <text:p text:style-name="P16"><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16"/>
      <text:p text:style-name="P16">Another disadvantage is that people are able to move <text:span text:style-name="T14">so</text:span> easily from one country to another <text:span text:style-name="T14">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16"/>
      <text:p text:style-name="P22">Example – 3:</text:p>
      <text:p text:style-name="P19">There are memorable events in life that have a big influence on an individual's future. Such events include school graduation, marriage, birthday or a special day of unexpected circum<text:span text:style-name="T45">s</text:span>tance.</text:p>
      <text:p text:style-name="P19"/>
      <text:p text:style-name="P20">You should say:</text:p>
      <text:p text:style-name="P20">- What event changed your life?</text:p>
      <text:p text:style-name="P20">- When did this event take place?</text:p>
      <text:p text:style-name="P20">- Where did this event take place?</text:p>
      <text:p text:style-name="P20">- How did this event change your life and what did you learned from it?</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08</meta:editing-cycles>
    <dc:date>2016-09-26T20:45:10.169944711</dc:date>
    <meta:editing-duration>PT14H18M34S</meta:editing-duration>
    <meta:document-statistic meta:table-count="2" meta:image-count="0" meta:object-count="0" meta:page-count="9" meta:paragraph-count="415" meta:word-count="4051" meta:character-count="21844" meta:non-whitespace-character-count="17844"/>
  </office:meta>
</office:document-meta>
</file>